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able_20_Contents">
      <style:text-properties officeooo:rsid="001468ec" officeooo:paragraph-rsid="001468e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2">
      <style:text-properties officeooo:paragraph-rsid="001468ec"/>
    </style:style>
    <style:style style:name="P8" style:family="paragraph" style:parent-style-name="Table_20_Contents">
      <style:text-properties officeooo:rsid="00174759" officeooo:paragraph-rsid="00174759"/>
    </style:style>
    <style:style style:name="P9" style:family="paragraph" style:parent-style-name="Table_20_Contents">
      <style:text-properties officeooo:paragraph-rsid="00188e2c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cccf"/>
    </style:style>
    <style:style style:name="T6" style:family="text">
      <style:text-properties officeooo:rsid="0015d5e5"/>
    </style:style>
    <style:style style:name="T7" style:family="text">
      <style:text-properties officeooo:rsid="0015f418"/>
    </style:style>
    <style:style style:name="T8" style:family="text">
      <style:text-properties officeooo:rsid="00188e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nuncia <text:span text:style-name="T5">idoneità</text:span>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<text:span text:style-name="T8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4">2)Il bando <text:span text:style-name="T5">è stato pubblicato e l'utente risulta idone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39962" text:style-name="Numerazione_20_UC">
              <text:list-item text:start-value="1">
                <text:p text:style-name="P10"><text:span text:style-name="T5">Il genitore</text:span> accede alla pagina <text:span text:style-name="T4">del proprio profilo</text:span>.</text:p>
                <text:p text:style-name="P15"/>
              </text:list-item>
              <text:list-item>
                <text:p text:style-name="P12">Il sistema mostra la <text:span text:style-name="T4">sezione e le varie funzioni disponibili</text:span></text:p>
              </text:list-item>
            </text:list>
            <text:list xml:id="list43650320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3650200" text:continue-list="list43639962" text:style-name="Numerazione_20_UC">
              <text:list-item>
                <text:p text:style-name="P11"><text:span text:style-name="T1"><text:s/>L'impiegato </text:span><text:span text:style-name="T2">sceglie </text:span><text:span text:style-name="T4">di rinunciare </text:span><text:span text:style-name="T5">all'idoneità</text:span><text:span text:style-name="T4"> di iscrizione all'asilo e inoltra la richiesta</text:span></text:p>
                <text:p text:style-name="P13"/>
              </text:list-item>
              <text:list-item>
                <text:p text:style-name="P14"><text:s/>Il sistema mostra <text:span text:style-name="T4">in ritorno l</text:span><text:span text:style-name="T6">a conferma dell'avvenuta rinunci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</text:span><text:span text:style-name="T7">conferma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9964" text:style-name="L2">
              <text:list-item>
                <text:p text:style-name="P7"><text:span text:style-name="T4">Il bando potrebbe </text:span><text:span text:style-name="T5">non </text:span><text:span text:style-name="T4">essere stato pubblicato </text:span><text:span text:style-name="T5">o l'utente potrebbe risultare non idoneo</text:span><text:span text:style-name="T4">, in quel caso l'utente genitore viene avvisato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Il sistema deve rispondere in al più 5 second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3S</meta:editing-duration>
    <meta:editing-cycles>11</meta:editing-cycles>
    <meta:generator>LibreOffice/3.6$Windows_x86 LibreOffice_project/da8c1e6-fd468f4-454e206-f42a4a9-143cfd</meta:generator>
    <dc:date>2012-10-21T23:50:59.89</dc:date>
    <meta:document-statistic meta:table-count="1" meta:image-count="0" meta:object-count="0" meta:page-count="1" meta:paragraph-count="20" meta:word-count="121" meta:character-count="816" meta:non-whitespace-character-count="718"/>
  </office:meta>
</office:document-meta>
</file>